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endantSelfAxis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endantSelfAxisScorer.collectContextHi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scendantSelfAxisQuery.rewrite( IndexReader re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cendantSelfAxisQuery.DescendantSelfAxisQuery( Query context , Query sub , int minLev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cendantSelfAxis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scendantSelfAxisScorer.collect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Score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scendantSelfAxisQuery.subQueryMatches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DescendantSelfAxisQuery( Query context , Query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DescendantSelfAxisQuery( Query context , boolean includeSel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getContex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getMin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Scorer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cendantSelfAxisWeight.DescendantSelfAxis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fetchNextTravers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scendantSelfAxisScorer.isValid( int d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scendantSelfAxis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execute( final JackrabbitIndexSearcher searcher , final SessionImpl session , final Sort sor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DescendantSelfAxisQuery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cendantSelfAxis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nextScore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endantSelfAxis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scendantSelfAxis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scendantSelfAxisQuery.DescendantSelfAxisQuery( Query context , Query sub , boolean includeSel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endantSelfAxisScorer.DescendantSelfAxisScorer( Similarity similarity , IndexReader reader , HierarchyResolver h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cendantSelfAxis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